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es" fo:country="AR"/>
    </style:style>
    <style:style style:name="T2" style:family="text">
      <style:text-properties officeooo:rsid="000544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"/><text:span text:style-name="T1">Entrevista</text:span> 1: Carolina, 29 <text:span text:style-name="T1">años</text:span>, Ingeniera <text:s/></text:p>
      <text:p text:style-name="Standard"><text:s text:c="2"/>Pregunta: <text:s text:c="2"/>¿Qué te parece la idea de una app como Consorcio Digital para gestionar los servicios comunes en tu edificio?</text:p>
      <text:p text:style-name="Standard"/>
      <text:p text:style-name="Standard"><text:s text:c="2"/>Carolina: <text:s text:c="2"/>Me parece muy útil, especialmente porque trabajo mucho y no siempre tengo tiempo para coordinar reparaciones. Poder hacerlo todo desde una app sería genial.</text:p>
      <text:p text:style-name="Standard"/>
      <text:p text:style-name="Standard"><text:s text:c="2"/>Pregunta: <text:s text:c="2"/>¿Qué características esperas encontrar en una aplicación de este tipo?</text:p>
      <text:p text:style-name="Standard"/>
      <text:p text:style-name="Standard"><text:s text:c="2"/>Carolina: <text:s text:c="2"/>Que tenga notificaciones en tiempo real y la posibilidad de agendar reparaciones, además de un sistema claro para evaluar a los proveedores.</text:p>
      <text:p text:style-name="Standard"/>
      <text:p text:style-name="Standard">---</text:p>
      <text:p text:style-name="Standard"/>
      <text:p text:style-name="Standard"><text:s text:c="6"/>Entrevista 2: Pedro, 42 años, Administrador de Consorcios <text:s/></text:p>
      <text:p text:style-name="Standard"><text:s text:c="2"/>Pregunta: <text:s text:c="2"/>¿Cómo crees que Consorcio Digital puede ayudarte en tu trabajo?</text:p>
      <text:p text:style-name="Standard"/>
      <text:p text:style-name="Standard"><text:s text:c="2"/>Pedro: <text:s text:c="2"/>Facilitaría mucho la coordinación de mantenimientos y reparaciones, y reduciría el tiempo que paso llamando a distintos proveedores. Además, me ayudaría a mantener un registro claro de todos los trabajos realizados.</text:p>
      <text:p text:style-name="Standard"/>
      <text:p text:style-name="Standard"><text:s text:c="2"/>Pregunta: <text:s text:c="2"/>¿Qué te gustaría que incluyera esta aplicación?</text:p>
      <text:p text:style-name="Standard"/>
      <text:p text:style-name="Standard"><text:s text:c="2"/>Pedro: <text:s text:c="2"/>Un calendario para programar mantenimientos preventivos y una función para generar reportes de gastos y trabajos realizados.</text:p>
      <text:p text:style-name="Standard"/>
      <text:p text:style-name="Standard">---</text:p>
      <text:p text:style-name="Standard"/>
      <text:p text:style-name="Standard"><text:s text:c="6"/>Entrevista 3: Marta, 58 años, Ama de Casa <text:s/></text:p>
      <text:p text:style-name="Standard"><text:s text:c="2"/>Pregunta: <text:s text:c="2"/>¿Qué piensas sobre la idea de gestionar servicios comunes a través de una app?</text:p>
      <text:p text:style-name="Standard"/>
      <text:p text:style-name="Standard"><text:s text:c="2"/>Marta: <text:s text:c="2"/>Me parece muy moderno y práctico. A veces es difícil encontrar a alguien confiable para arreglos, y una app podría facilitar eso.</text:p>
      <text:p text:style-name="Standard"/>
      <text:p text:style-name="Standard"><text:s text:c="2"/>Pregunta: <text:s text:c="2"/>¿Qué esperas de una aplicación como Consorcio Digital?</text:p>
      <text:p text:style-name="Standard"/>
      <text:p text:style-name="Standard"><text:s text:c="2"/>Marta: <text:s text:c="2"/>Que sea fácil de usar, con opciones claras y sencillas. También me gustaría poder ver recomendaciones y reseñas de otros usuarios.</text:p>
      <text:p text:style-name="Standard"/>
      <text:p text:style-name="Standard">---</text:p>
      <text:p text:style-name="Standard"/>
      <text:p text:style-name="Standard"><text:s text:c="6"/>Entrevista 4: Juan, 34 años, Empleado de Comercio <text:s/></text:p>
      <text:p text:style-name="Standard"><text:s text:c="2"/>Pregunta: <text:s text:c="2"/>¿Cómo crees que una app como Consorcio Digital podría beneficiarte?</text:p>
      <text:p text:style-name="Standard"/>
      <text:p text:style-name="Standard"><text:s text:c="2"/>Juan: <text:s text:c="2"/>Ahorraría tiempo y evitaría la molestia de tener que llamar a varios proveedores. Además, me gustaría tener más control sobre los costos y la calidad del servicio.</text:p>
      <text:p text:style-name="Standard"/>
      <text:p text:style-name="Standard"><text:s text:c="2"/>Pregunta: <text:s text:c="2"/>¿Qué funcionalidad te parecería indispensable?</text:p>
      <text:p text:style-name="Standard"/>
      <text:p text:style-name="Standard"><text:s text:c="2"/>Juan: <text:s text:c="2"/>Poder comparar precios y ver un historial de servicios para asegurarse de que el trabajo esté bien hecho.</text:p>
      <text:p text:style-name="Standard"/>
      <text:p text:style-name="Standard"><text:soft-page-break/>---</text:p>
      <text:p text:style-name="Standard"/>
      <text:p text:style-name="Standard"><text:s text:c="6"/>Entrevista 5: Rosa, 45 años, Enfermera <text:s/></text:p>
      <text:p text:style-name="Standard"><text:s text:c="2"/>Pregunta: <text:s text:c="2"/>¿Te gustaría usar una app para gestionar los servicios de tu edificio?</text:p>
      <text:p text:style-name="Standard"/>
      <text:p text:style-name="Standard"><text:s text:c="2"/>Rosa: <text:s text:c="2"/>Sí, sería muy conveniente. Trabajo muchas horas y no tengo tiempo para preocuparme por reparaciones. Con una app sería más fácil coordinar todo.</text:p>
      <text:p text:style-name="Standard"/>
      <text:p text:style-name="Standard"><text:s text:c="2"/>Pregunta: <text:s text:c="2"/>¿Qué características crees que serían útiles en una aplicación como esta?</text:p>
      <text:p text:style-name="Standard"/>
      <text:p text:style-name="Standard"><text:s text:c="2"/>Rosa: <text:s text:c="2"/>Una función que permita solicitar servicios de emergencia rápidamente y un sistema de pago seguro integrado en la app.</text:p>
      <text:p text:style-name="Standard"/>
      <text:p text:style-name="Standard">---</text:p>
      <text:p text:style-name="Standard"/>
      <text:p text:style-name="Standard"><text:s text:c="6"/>Entrevista 6: Federico, 38 años, Maestro <text:s/></text:p>
      <text:p text:style-name="Standard"><text:s text:c="2"/>Pregunta: <text:s text:c="2"/>¿Cuál es tu opinión sobre la idea de una app para servicios comunes en edificios?</text:p>
      <text:p text:style-name="Standard"/>
      <text:p text:style-name="Standard"><text:s text:c="2"/>Federico: <text:s text:c="2"/>Me parece una idea innovadora. Facilitaría mucho las cosas para los que vivimos en edificios y tenemos que lidiar con problemas de mantenimiento.</text:p>
      <text:p text:style-name="Standard"/>
      <text:p text:style-name="Standard"><text:s text:c="2"/>Pregunta: <text:s text:c="2"/>¿Qué esperas de una app como Consorcio Digital?</text:p>
      <text:p text:style-name="Standard"/>
      <text:p text:style-name="Standard"><text:s text:c="2"/>Federico: <text:s text:c="2"/>Que tenga una interfaz intuitiva, y que pueda acceder a un historial de todos los trabajos de mantenimiento realizados en mi edificio.</text:p>
      <text:p text:style-name="Standard"/>
      <text:p text:style-name="Standard">---</text:p>
      <text:p text:style-name="Standard"/>
      <text:p text:style-name="Standard"><text:s text:c="6"/>Entrevista 7: Adriana, 32 años, Contadora <text:s/></text:p>
      <text:p text:style-name="Standard"><text:s text:c="2"/>Pregunta: <text:s text:c="2"/>¿Qué piensas sobre la implementación de una app como Consorcio Digital en tu edificio?</text:p>
      <text:p text:style-name="Standard"/>
      <text:p text:style-name="Standard"><text:s text:c="2"/>Adriana: <text:s text:c="2"/>Es una excelente idea. Sería muy conveniente tener todo centralizado y poder gestionar las necesidades del edificio desde el celular.</text:p>
      <text:p text:style-name="Standard"/>
      <text:p text:style-name="Standard"><text:s text:c="2"/>Pregunta: <text:s text:c="2"/>¿Qué funcionalidades te gustaría que incluyera la aplicación?</text:p>
      <text:p text:style-name="Standard"/>
      <text:p text:style-name="Standard"><text:s text:c="2"/>Adriana: <text:s text:c="2"/>Me gustaría que tuviera opciones para reportar problemas, agendar citas con proveedores, y ver presupuestos antes de contratar servicios.</text:p>
      <text:p text:style-name="Standard"/>
      <text:p text:style-name="Standard">---</text:p>
      <text:p text:style-name="Standard"/>
      <text:p text:style-name="Standard"><text:s text:c="6"/>Entrevista 8: Mario, 60 años, Jubilado <text:s/></text:p>
      <text:p text:style-name="Standard"><text:s text:c="2"/>Pregunta: <text:s text:c="2"/>¿Cómo te parece la idea de usar una app para gestionar los servicios comunes en tu edificio?</text:p>
      <text:p text:style-name="Standard"/>
      <text:p text:style-name="Standard"><text:s text:c="2"/>Mario: <text:s text:c="2"/>Aunque no soy muy bueno con la tecnología, creo que sería una herramienta útil. Me gusta la idea de tener a alguien confiable a quien llamar en caso de emergencia.</text:p>
      <text:p text:style-name="Standard"/>
      <text:p text:style-name="Standard"><text:s text:c="2"/>Pregunta: <text:s text:c="2"/>¿Qué esperas de una app como Consorcio Digital?</text:p>
      <text:p text:style-name="Standard"/>
      <text:p text:style-name="Standard"><text:soft-page-break/><text:s text:c="2"/>Mario: <text:s text:c="2"/>Que sea fácil de entender y usar. También me gustaría que tenga una opción para contactar rápidamente a un proveedor en caso de una urgencia.</text:p>
      <text:p text:style-name="Standard"/>
      <text:p text:style-name="Standard">---</text:p>
      <text:p text:style-name="Standard"/>
      <text:p text:style-name="Standard"><text:s text:c="6"/>Entrevista 9: Valeria, 27 años, Diseñadora Gráfica <text:s/></text:p>
      <text:p text:style-name="Standard"><text:s text:c="2"/>Pregunta: <text:s text:c="2"/>¿Qué te parece la idea de una app para gestionar los servicios comunes en edificios?</text:p>
      <text:p text:style-name="Standard"/>
      <text:p text:style-name="Standard"><text:s text:c="2"/>Valeria: <text:s text:c="2"/>Me parece muy conveniente, especialmente para aquellos que no tenemos tiempo para gestionar estas cosas. Sería genial poder hacerlo todo desde el celular.</text:p>
      <text:p text:style-name="Standard"/>
      <text:p text:style-name="Standard"><text:s text:c="2"/>Pregunta: <text:s text:c="2"/>¿Qué características te gustaría que tuviera la app?</text:p>
      <text:p text:style-name="Standard"/>
      <text:p text:style-name="Standard"><text:s text:c="2"/>Valeria: <text:s text:c="2"/>Una buena función de notificaciones para no olvidarme de las fechas de mantenimiento y la opción de pagar directamente desde la app.</text:p>
      <text:p text:style-name="Standard"/>
      <text:p text:style-name="Standard">---</text:p>
      <text:p text:style-name="Standard"/>
      <text:p text:style-name="Standard"><text:s text:c="6"/>Entrevista 10: Ricardo, 55 años, Empresario <text:s/></text:p>
      <text:p text:style-name="Standard"><text:s text:c="2"/>Pregunta: <text:s text:c="2"/>¿Qué opinas de la idea de una app como Consorcio Digital?</text:p>
      <text:p text:style-name="Standard"/>
      <text:p text:style-name="Standard"><text:s text:c="2"/>Ricardo: <text:s text:c="2"/>Es una excelente iniciativa. Facilitaría mucho la gestión de los servicios comunes y aseguraría una respuesta rápida en caso de problemas.</text:p>
      <text:p text:style-name="Standard"/>
      <text:p text:style-name="Standard"><text:s text:c="2"/>Pregunta: <text:s text:c="2"/>¿Qué funcionalidades consideras esenciales?</text:p>
      <text:p text:style-name="Standard"/>
      <text:p text:style-name="Standard"><text:s text:c="2"/>Ricardo: <text:s text:c="2"/>Poder gestionar pagos de manera segura y tener acceso a un listado de proveedores con buenas referencias y calificaciones de otros usuarios.</text:p>
      <text:p text:style-name="Standard"/>
      <text:p text:style-name="Standard">---</text:p>
      <text:p text:style-name="Standard"/>
      <text:p text:style-name="Standard"><text:s text:c="6"/>Entrevista 11: Liliana, 35 años, Abogada <text:s/></text:p>
      <text:p text:style-name="Standard"><text:s text:c="2"/>Pregunta: <text:s text:c="2"/>¿Te parece útil una app para gestionar los servicios comunes en tu edificio?</text:p>
      <text:p text:style-name="Standard"/>
      <text:p text:style-name="Standard"><text:s text:c="2"/>Liliana: <text:s text:c="2"/>Sí, definitivamente. Sería muy útil para tener todo bajo control y evitar problemas con la gestión de los servicios.</text:p>
      <text:p text:style-name="Standard"/>
      <text:p text:style-name="Standard"><text:s text:c="2"/>Pregunta: <text:s text:c="2"/>¿Qué características esperas que tenga esta app?</text:p>
      <text:p text:style-name="Standard"/>
      <text:p text:style-name="Standard"><text:s text:c="2"/>Liliana: <text:s text:c="2"/>Un sistema de evaluación de proveedores y la posibilidad de recibir presupuestos antes de contratar cualquier servicio.</text:p>
      <text:p text:style-name="Standard"/>
      <text:p text:style-name="Standard">---</text:p>
      <text:p text:style-name="Standard"/>
      <text:p text:style-name="Standard"><text:s text:c="6"/>Entrevista 12: Gustavo, 48 años, Mecánico <text:s/></text:p>
      <text:p text:style-name="Standard"><text:s text:c="2"/>Pregunta: <text:s text:c="2"/>¿Qué opinas de la idea de una app como Consorcio Digital?</text:p>
      <text:p text:style-name="Standard"/>
      <text:p text:style-name="Standard"><text:s text:c="2"/>Gustavo: <text:s text:c="2"/>Me parece una muy buena idea. Podría ahorrar tiempo y ayudar a resolver problemas más rápido sin tener que buscar a alguien de confianza por mi cuenta.</text:p>
      <text:p text:style-name="Standard"/>
      <text:p text:style-name="Standard"><text:s text:c="2"/>Pregunta: <text:s text:c="2"/>¿Qué funcionalidad te gustaría ver en la app?</text:p>
      <text:p text:style-name="Standard"/>
      <text:p text:style-name="Standard"><text:soft-page-break/><text:s text:c="2"/>Gustavo: <text:s text:c="2"/>Que tenga un sistema de alertas para problemas urgentes y la posibilidad de contactar directamente con los proveedores sin intermediarios.</text:p>
      <text:p text:style-name="Standard"/>
      <text:p text:style-name="Standard"/>
      <text:p text:style-name="Standard"/>
      <text:p text:style-name="Standard"><text:s text:c="6"/>Resumen de Resultados <text:s/></text:p>
      <text:p text:style-name="Standard"/>
      <text:p text:style-name="Standard">1. <text:s text:c="2"/>Conveniencia y Ahorro de Tiempo: La mayoría valora la posibilidad de gestionar servicios sin tener que hacer múltiples llamadas o coordinar con diferentes proveedores.</text:p>
      <text:p text:style-name="Standard"><text:s text:c="3"/></text:p>
      <text:p text:style-name="Standard">2. <text:s text:c="2"/>Facilidad de Uso: Existe una demanda clara por una interfaz intuitiva que no requiera conocimientos técnicos avanzados.</text:p>
      <text:p text:style-name="Standard"/>
      <text:p text:style-name="Standard">3. <text:s text:c="2"/>Acceso a Proveedores Confiables: La capacidad de encontrar proveedores de confianza y ver reseñas es fundamental para la mayoría de los entrevistados.</text:p>
      <text:p text:style-name="Standard"/>
      <text:p text:style-name="Standard">4. <text:s text:c="2"/>Transparencia en Costos: Muchos desean poder comparar precios y conocer los costos antes de contratar.</text:p>
      <text:p text:style-name="Standard"/>
      <text:p text:style-name="Standard">5. <text:s text:c="2"/>Funciones de Emergencia: La opción de contactar rápidamente a un proveedor en caso de una emergencia es vista como una característica clave.</text:p>
      <text:p text:style-name="Standard"/>
      <text:p text:style-name="Standard">6. <text:s text:c="2"/>Integración de Pagos: La posibilidad de realizar pagos directamente desde la app es considerada una gran ventaja.</text:p>
      <text:p text:style-name="Standard"/>
      <text:p text:style-name="Standard"><text:span text:style-name="T2">Conclusion: E</text:span>stos resultados sugieren que Consorcio Digital <text:s/>tiene un alto potencial de aceptación en Río Grande, siempre y cuando se diseñe con una interfaz amigable y se enfoquen en la transparencia y la confiabilidad de los servicios ofrecidos.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4-07-01T20:49:14.061000000</dc:date>
    <meta:editing-duration>PT13M41S</meta:editing-duration>
    <meta:editing-cycles>4</meta:editing-cycles>
    <meta:document-statistic meta:table-count="0" meta:image-count="0" meta:object-count="0" meta:page-count="4" meta:paragraph-count="80" meta:word-count="1089" meta:character-count="7295" meta:non-whitespace-character-count="5973"/>
  </office:meta>
</office:document-meta>
</file>